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officeooo:rsid="00092a76" officeooo:paragraph-rsid="00092a76"/>
    </style:style>
    <style:style style:name="P32" style:family="paragraph" style:parent-style-name="Table_20_Contents">
      <style:text-properties officeooo:rsid="000a9a7c" officeooo:paragraph-rsid="000a9a7c"/>
    </style:style>
    <style:style style:name="P33" style:family="paragraph" style:parent-style-name="Table_20_Contents">
      <style:text-properties officeooo:rsid="000e36b6" officeooo:paragraph-rsid="000e36b6"/>
    </style:style>
    <style:style style:name="P34" style:family="paragraph" style:parent-style-name="Table_20_Contents">
      <style:text-properties officeooo:rsid="000edb40" officeooo:paragraph-rsid="000edb40"/>
    </style:style>
    <style:style style:name="P35" style:family="paragraph" style:parent-style-name="Table_20_Contents">
      <style:text-properties officeooo:rsid="000eed78" officeooo:paragraph-rsid="000eed78"/>
    </style:style>
    <style:style style:name="P36" style:family="paragraph" style:parent-style-name="Table_20_Contents">
      <style:text-properties officeooo:rsid="00111477" officeooo:paragraph-rsid="00111477"/>
    </style:style>
    <style:style style:name="P37" style:family="paragraph" style:parent-style-name="Table_20_Contents">
      <style:text-properties officeooo:rsid="00111477" officeooo:paragraph-rsid="0012fba1"/>
    </style:style>
    <style:style style:name="P38" style:family="paragraph" style:parent-style-name="Table_20_Contents">
      <style:text-properties officeooo:rsid="0012fba1" officeooo:paragraph-rsid="0012fba1"/>
    </style:style>
    <style:style style:name="P39" style:family="paragraph" style:parent-style-name="Table_20_Contents">
      <style:text-properties officeooo:rsid="00132905" officeooo:paragraph-rsid="00132905"/>
    </style:style>
    <style:style style:name="P40" style:family="paragraph" style:parent-style-name="Table_20_Contents">
      <style:text-properties officeooo:rsid="00141d2a" officeooo:paragraph-rsid="00141d2a"/>
    </style:style>
    <style:style style:name="P41" style:family="paragraph" style:parent-style-name="Table_20_Contents">
      <style:text-properties officeooo:rsid="00156102" officeooo:paragraph-rsid="00156102"/>
    </style:style>
    <style:style style:name="P42" style:family="paragraph" style:parent-style-name="Table_20_Contents">
      <style:text-properties officeooo:rsid="001681ad" officeooo:paragraph-rsid="001681ad"/>
    </style:style>
    <style:style style:name="P43" style:family="paragraph" style:parent-style-name="Table_20_Contents">
      <style:text-properties officeooo:rsid="00180ffd" officeooo:paragraph-rsid="00180ffd"/>
    </style:style>
    <style:style style:name="P44" style:family="paragraph" style:parent-style-name="Table_20_Contents">
      <style:text-properties officeooo:rsid="0019e2ff" officeooo:paragraph-rsid="0019e2ff"/>
    </style:style>
    <style:style style:name="P45" style:family="paragraph" style:parent-style-name="Table_20_Contents">
      <style:text-properties officeooo:rsid="001a8d84" officeooo:paragraph-rsid="001a8d84"/>
    </style:style>
    <style:style style:name="P46" style:family="paragraph" style:parent-style-name="Table_20_Contents">
      <style:text-properties officeooo:rsid="001f8bbf" officeooo:paragraph-rsid="001f8bbf"/>
    </style:style>
    <style:style style:name="P47" style:family="paragraph" style:parent-style-name="Table_20_Contents">
      <style:text-properties officeooo:rsid="00210c34" officeooo:paragraph-rsid="00210c34"/>
    </style:style>
    <style:style style:name="P48" style:family="paragraph" style:parent-style-name="Table_20_Contents">
      <style:text-properties officeooo:rsid="00248e27" officeooo:paragraph-rsid="00248e27"/>
    </style:style>
    <style:style style:name="P49" style:family="paragraph" style:parent-style-name="Table_20_Contents">
      <style:text-properties officeooo:rsid="0026202d" officeooo:paragraph-rsid="0026202d"/>
    </style:style>
    <style:style style:name="P50" style:family="paragraph" style:parent-style-name="Table_20_Contents">
      <style:text-properties officeooo:rsid="0027f02c" officeooo:paragraph-rsid="002977c5"/>
    </style:style>
    <style:style style:name="P51" style:family="paragraph" style:parent-style-name="Table_20_Contents">
      <style:text-properties officeooo:rsid="002977c5" officeooo:paragraph-rsid="002b1d49"/>
    </style:style>
    <style:style style:name="P52" style:family="paragraph" style:parent-style-name="Table_20_Contents">
      <style:text-properties officeooo:rsid="002b1d49" officeooo:paragraph-rsid="002b1d49"/>
    </style:style>
    <style:style style:name="P53" style:family="paragraph" style:parent-style-name="Table_20_Contents">
      <style:text-properties officeooo:rsid="0031014b" officeooo:paragraph-rsid="0031014b"/>
    </style:style>
    <style:style style:name="P54" style:family="paragraph" style:parent-style-name="Table_20_Contents">
      <style:text-properties officeooo:rsid="00340def" officeooo:paragraph-rsid="0035455b"/>
    </style:style>
    <style:style style:name="P55" style:family="paragraph" style:parent-style-name="Table_20_Contents">
      <style:text-properties officeooo:rsid="0035455b" officeooo:paragraph-rsid="0035dd21"/>
    </style:style>
    <style:style style:name="P56" style:family="paragraph" style:parent-style-name="Table_20_Contents">
      <style:text-properties officeooo:rsid="0035dd21" officeooo:paragraph-rsid="0035dd21"/>
    </style:style>
    <style:style style:name="P57" style:family="paragraph" style:parent-style-name="Table_20_Contents">
      <style:text-properties officeooo:rsid="003b1ec1" officeooo:paragraph-rsid="003f4fc5"/>
    </style:style>
    <style:style style:name="P58" style:family="paragraph" style:parent-style-name="Table_20_Contents">
      <style:text-properties officeooo:rsid="0042dff1" officeooo:paragraph-rsid="00457cea"/>
    </style:style>
    <style:style style:name="P59" style:family="paragraph" style:parent-style-name="Table_20_Contents">
      <style:text-properties officeooo:rsid="00457cea" officeooo:paragraph-rsid="00457cea"/>
    </style:style>
    <style:style style:name="P60" style:family="paragraph" style:parent-style-name="Table_20_Contents">
      <style:text-properties officeooo:rsid="004a8d84" officeooo:paragraph-rsid="004a8d84"/>
    </style:style>
    <style:style style:name="P61" style:family="paragraph" style:parent-style-name="Table_20_Contents">
      <style:text-properties officeooo:rsid="004c7fc6" officeooo:paragraph-rsid="004c7fc6"/>
    </style:style>
    <style:style style:name="P62" style:family="paragraph" style:parent-style-name="Table_20_Contents">
      <style:text-properties officeooo:rsid="004c7fc6" officeooo:paragraph-rsid="0051b751"/>
    </style:style>
    <style:style style:name="P63" style:family="paragraph" style:parent-style-name="Table_20_Contents">
      <style:text-properties officeooo:rsid="004fca0d" officeooo:paragraph-rsid="004fca0d"/>
    </style:style>
    <style:style style:name="P64" style:family="paragraph" style:parent-style-name="Table_20_Contents">
      <style:text-properties officeooo:rsid="0051b751" officeooo:paragraph-rsid="0051b751"/>
    </style:style>
    <style:style style:name="P65" style:family="paragraph" style:parent-style-name="Table_20_Contents">
      <style:text-properties officeooo:rsid="005308b4" officeooo:paragraph-rsid="005308b4"/>
    </style:style>
    <style:style style:name="P66" style:family="paragraph" style:parent-style-name="Table_20_Contents">
      <style:text-properties officeooo:rsid="0056d62b" officeooo:paragraph-rsid="0056d62b"/>
    </style:style>
    <style:style style:name="P67" style:family="paragraph" style:parent-style-name="Table_20_Contents">
      <style:text-properties officeooo:rsid="00572e57" officeooo:paragraph-rsid="00572e57"/>
    </style:style>
    <style:style style:name="P68" style:family="paragraph" style:parent-style-name="Table_20_Contents">
      <style:text-properties officeooo:rsid="00582ae9" officeooo:paragraph-rsid="00582ae9"/>
    </style:style>
    <style:style style:name="P69" style:family="paragraph" style:parent-style-name="Table_20_Contents">
      <style:text-properties officeooo:rsid="0058da50" officeooo:paragraph-rsid="0058da50"/>
    </style:style>
    <style:style style:name="P70" style:family="paragraph" style:parent-style-name="Table_20_Contents">
      <style:text-properties officeooo:rsid="005bb499" officeooo:paragraph-rsid="005bb499"/>
    </style:style>
    <style:style style:name="P71" style:family="paragraph" style:parent-style-name="Table_20_Contents">
      <style:text-properties officeooo:rsid="005e2593" officeooo:paragraph-rsid="005e2593"/>
    </style:style>
    <style:style style:name="P72" style:family="paragraph" style:parent-style-name="Table_20_Contents">
      <style:text-properties officeooo:rsid="005f9849" officeooo:paragraph-rsid="005f9849"/>
    </style:style>
    <style:style style:name="P73" style:family="paragraph" style:parent-style-name="Table_20_Contents">
      <style:text-properties officeooo:rsid="0060340b" officeooo:paragraph-rsid="0060340b"/>
    </style:style>
    <style:style style:name="P74" style:family="paragraph" style:parent-style-name="Table_20_Contents">
      <style:text-properties officeooo:rsid="0060fba8" officeooo:paragraph-rsid="0060fba8"/>
    </style:style>
    <style:style style:name="P75" style:family="paragraph" style:parent-style-name="Table_20_Contents">
      <style:text-properties officeooo:rsid="0061bbf0" officeooo:paragraph-rsid="0061bbf0"/>
    </style:style>
    <style:style style:name="P76" style:family="paragraph" style:parent-style-name="Table_20_Contents">
      <style:text-properties officeooo:rsid="00655528" officeooo:paragraph-rsid="00655528"/>
    </style:style>
    <style:style style:name="P77" style:family="paragraph" style:parent-style-name="Table_20_Contents">
      <style:text-properties officeooo:rsid="006754e1" officeooo:paragraph-rsid="006754e1"/>
    </style:style>
    <style:style style:name="P78" style:family="paragraph" style:parent-style-name="Table_20_Contents">
      <style:text-properties officeooo:rsid="0068f40b" officeooo:paragraph-rsid="0069ae36"/>
    </style:style>
    <style:style style:name="P79" style:family="paragraph" style:parent-style-name="Table_20_Contents">
      <style:text-properties officeooo:rsid="0069ae36" officeooo:paragraph-rsid="0069ae36"/>
    </style:style>
    <style:style style:name="P80" style:family="paragraph" style:parent-style-name="Table_20_Contents">
      <style:text-properties officeooo:rsid="007742f5" officeooo:paragraph-rsid="007742f5"/>
    </style:style>
    <style:style style:name="P81" style:family="paragraph" style:parent-style-name="Table_20_Contents">
      <style:text-properties officeooo:rsid="00776f94" officeooo:paragraph-rsid="00776f94"/>
    </style:style>
    <style:style style:name="P82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0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0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0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31">Las vigas pueden inclinarse 180°</text:p>
          </table:table-cell>
          <table:table-cell table:style-name="Table2.B2" office:value-type="string">
            <text:p text:style-name="P80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Los gusanos pueden desplazarse a izquierda y derecha, sobre vigas</text:p>
          </table:table-cell>
          <table:table-cell table:style-name="Table3.B1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2">Si un gusano no está sobre un viga, caerá por acción de la gravedad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2">Un gusano puede caer una altura de 2.00 mts sin hacerse dañ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Pasados los 2 mts de caida, sufrirá 1 punto de daño por metro caíd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2">Los gusanos no se afectan fisicamente al superponerse, entre ellos son “fantasmas”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2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muere ahogado al caer al agua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4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Un proyectil de potencia ajustable sale disparado con una velocidad proporcional a la potencia 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8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4"><text:soft-page-break/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9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9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1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2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3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4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5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El juego es por turnos: un turno cada equipo en forma cíclica</text:p>
          </table:table-cell>
          <table:table-cell table:style-name="Table10.B1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46">El equipo puede jugar con un gusano por turno <text:span text:style-name="T8">(gusano activo)</text:span>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Los gusanos activos de un equipo van cambiando en forma cíclica</text:p>
          </table:table-cell>
          <table:table-cell table:style-name="Table10.B2" office:value-type="string">
            <text:p text:style-name="P80">X</text:p>
          </table:table-cell>
        </table:table-row>
        <text:soft-page-break/>
        <table:table-row>
          <table:table-cell table:style-name="Table10.A2" office:value-type="string">
            <text:p text:style-name="P47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8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8">El turno termina si pasan más de 60 segundos</text:p>
          </table:table-cell>
          <table:table-cell table:style-name="Table10.B2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49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0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1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2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3">La cámara muestra una porción del escenario</text:p>
          </table:table-cell>
          <table:table-cell table:style-name="Table11.B1" office:value-type="string">
            <text:p text:style-name="P80">X</text:p>
          </table:table-cell>
        </table:table-row>
        <table:table-row>
          <table:table-cell table:style-name="Table11.A2" office:value-type="string">
            <text:p text:style-name="P53">El jugador puede mover la camara por el escenario utilizando el mous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3">La cámara tiene límites horizontales y verticales</text:p>
          </table:table-cell>
          <table:table-cell table:style-name="Table11.B2" office:value-type="string">
            <text:p text:style-name="P80">X</text:p>
          </table:table-cell>
        </table:table-row>
        <table:table-row>
          <table:table-cell table:style-name="Table11.A2" office:value-type="string">
            <text:p text:style-name="P54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5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9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0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21"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1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ext:soft-page-break/>
        <table:table-row>
          <table:table-cell table:style-name="Table13.A2" office:value-type="string">
            <text:p text:style-name="P61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6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2">Cada jugador tendrá un color asociado</text:p>
          </table:table-cell>
          <table:table-cell table:style-name="Table15.B1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2">El nombre del gusano deberá mostrarse encima de la cabeza del mismo con la letra del mismo color del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3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4">Se debe mostrar la cantidad de vida total de cada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5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6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6">El editor permitirá colocar vigas y gusanos</text:p>
          </table:table-cell>
          <table:table-cell table:style-name="Table16.B2" office:value-type="string">
            <text:p text:style-name="P80">X</text:p>
          </table:table-cell>
        </table:table-row>
        <table:table-row>
          <table:table-cell table:style-name="Table16.A2" office:value-type="string">
            <text:p text:style-name="P76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7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8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9">Un escenario sin gusanos es un error de consistencia</text:p>
          </table:table-cell>
          <table:table-cell table:style-name="Table16.B2" office:value-type="string">
            <text:p text:style-name="Table_20_Contents"/>
          </table:table-cell>
        </table:table-row>
        <text:soft-page-break/>
        <table:table-row>
          <table:table-cell table:style-name="Table16.A2" office:value-type="string">
            <text:p text:style-name="P79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5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5-25T14:41:44.080615765</dc:date>
    <meta:editing-duration>PT2H52M59S</meta:editing-duration>
    <meta:editing-cycles>94</meta:editing-cycles>
    <meta:generator>LibreOffice/6.0.3.2$Linux_X86_64 LibreOffice_project/00m0$Build-2</meta:generator>
    <meta:document-statistic meta:table-count="16" meta:image-count="0" meta:object-count="0" meta:page-count="5" meta:paragraph-count="147" meta:word-count="1464" meta:character-count="8432" meta:non-whitespace-character-count="7109"/>
  </office:meta>
</office:document-meta>
</file>